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17b02d" officeooo:paragraph-rsid="0017b02d"/>
    </style:style>
    <style:style style:name="P5" style:family="paragraph" style:parent-style-name="Text_20_body">
      <style:text-properties officeooo:rsid="001a336e" officeooo:paragraph-rsid="001a336e"/>
    </style:style>
    <style:style style:name="P6" style:family="paragraph" style:parent-style-name="Title">
      <style:text-properties officeooo:rsid="0017b02d" officeooo:paragraph-rsid="0017b02d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Footer">
      <style:paragraph-properties fo:text-align="end" style:justify-single-word="false"/>
      <style:text-properties officeooo:rsid="001ca3c9" officeooo:paragraph-rsid="001ca3c9"/>
    </style:style>
    <style:style style:name="P11" style:family="paragraph" style:parent-style-name="Heading_20_1">
      <style:text-properties officeooo:rsid="0017b02d" officeooo:paragraph-rsid="0017b02d"/>
    </style:style>
    <style:style style:name="P12" style:family="paragraph" style:parent-style-name="Text_20_body" style:list-style-name="List_20_1">
      <style:text-properties officeooo:rsid="0017b02d" officeooo:paragraph-rsid="0017b02d"/>
    </style:style>
    <style:style style:name="P13" style:family="paragraph" style:parent-style-name="Text_20_body" style:list-style-name="List_20_1">
      <style:text-properties officeooo:rsid="0019a70b" officeooo:paragraph-rsid="0019a70b"/>
    </style:style>
    <style:style style:name="P14" style:family="paragraph" style:parent-style-name="Text_20_body" style:list-style-name="List_20_1">
      <style:text-properties officeooo:rsid="001a336e" officeooo:paragraph-rsid="001a336e"/>
    </style:style>
    <style:style style:name="P15" style:family="paragraph" style:parent-style-name="Text_20_body" style:list-style-name="Numbering_20_123">
      <style:text-properties officeooo:rsid="001a336e" officeooo:paragraph-rsid="001a336e"/>
    </style:style>
    <style:style style:name="P16" style:family="paragraph" style:parent-style-name="Text_20_body" style:list-style-name="Numbering_20_123">
      <style:text-properties officeooo:paragraph-rsid="001a336e"/>
    </style:style>
    <style:style style:name="T1" style:family="text">
      <style:text-properties officeooo:rsid="0017b02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9a70b"/>
    </style:style>
    <style:style style:name="T4" style:family="text">
      <style:text-properties officeooo:rsid="001a336e"/>
    </style:style>
    <style:style style:name="T5" style:family="text">
      <style:text-properties officeooo:rsid="001bc9d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4"/>
      <text:p text:style-name="P6">Proyecto <text:span text:style-name="T5">de desarrollo de aplicaciones web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"><text:a xlink:type="simple" xlink:href="#__RefHeading___Toc106_2113946127" text:style-name="Index_20_Link" text:visited-style-name="Index_20_Link">1. Introducción<text:tab/>3</text:a></text:p>
          <text:p text:style-name="P2"><text:a xlink:type="simple" xlink:href="#__RefHeading___Toc108_2113946127" text:style-name="Index_20_Link" text:visited-style-name="Index_20_Link"><text:s/>1.1 Identificación del proyecto<text:tab/>3</text:a></text:p>
          <text:p text:style-name="P2"><text:a xlink:type="simple" xlink:href="#__RefHeading___Toc110_2113946127" text:style-name="Index_20_Link" text:visited-style-name="Index_20_Link"><text:s/>1.2 Contexto y justificación<text:tab/>3</text:a></text:p>
          <text:p text:style-name="P3"><text:a xlink:type="simple" xlink:href="#__RefHeading___Toc112_2113946127" text:style-name="Index_20_Link" text:visited-style-name="Index_20_Link"><text:s/>1.2.1 Descripción de la aplicación<text:tab/>3</text:a></text:p>
          <text:p text:style-name="P3"><text:a xlink:type="simple" xlink:href="#__RefHeading___Toc114_2113946127" text:style-name="Index_20_Link" text:visited-style-name="Index_20_Link"><text:s/>1.2.2 Necesidades actuales<text:tab/>3</text:a></text:p>
          <text:p text:style-name="P3"><text:a xlink:type="simple" xlink:href="#__RefHeading___Toc116_2113946127" text:style-name="Index_20_Link" text:visited-style-name="Index_20_Link"><text:s/>1.2.3 Comparación con otros productos que resuelven problemas similares<text:tab/>3</text:a></text:p>
          <text:p text:style-name="P3"><text:a xlink:type="simple" xlink:href="#__RefHeading___Toc118_2113946127" text:style-name="Index_20_Link" text:visited-style-name="Index_20_Link"><text:s/>1.2.4 Justificación de las razones por las que se llevará a cabo este proyecto<text:tab/>4</text:a></text:p>
          <text:p text:style-name="P2"><text:a xlink:type="simple" xlink:href="#__RefHeading___Toc120_2113946127" text:style-name="Index_20_Link" text:visited-style-name="Index_20_Link"><text:s/>2. Objetivos<text:tab/>4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1" text:outline-level="1"><text:bookmark-start text:name="__RefHeading___Toc106_2113946127"/><text:soft-page-break/>1. Introducción<text:bookmark-end text:name="__RefHeading___Toc106_2113946127"/></text:h>
      <text:h text:style-name="Heading_20_2" text:outline-level="2"><text:bookmark-start text:name="__RefHeading___Toc108_2113946127"/><text:tab/><text:span text:style-name="T1">1.1 Identificación del proyecto</text:span><text:bookmark-end text:name="__RefHeading___Toc108_2113946127"/></text:h>
      <text:list xml:id="list4032694811" text:style-name="List_20_1">
        <text:list-item>
          <text:p text:style-name="P12">Nombre del proyecto: Amedida</text:p>
        </text:list-item>
        <text:list-item>
          <text:p text:style-name="P12">Datos del autor:</text:p>
          <text:list>
            <text:list-item>
              <text:p text:style-name="P12">Nombre: Cristina Filgueira López</text:p>
            </text:list-item>
            <text:list-item>
              <text:p text:style-name="P12">DNI: 32721065T</text:p>
            </text:list-item>
          </text:list>
        </text:list-item>
      </text:list>
      <text:p text:style-name="P4"/>
      <text:h text:style-name="Heading_20_2" text:outline-level="2"><text:bookmark-start text:name="__RefHeading___Toc110_2113946127"/><text:tab/><text:span text:style-name="T1">1.2 Contexto y justificación</text:span><text:bookmark-end text:name="__RefHeading___Toc110_2113946127"/></text:h>
      <text:h text:style-name="Heading_20_3" text:outline-level="3"><text:bookmark-start text:name="__RefHeading___Toc112_2113946127"/><text:tab/><text:tab/><text:span text:style-name="T1">1.2.1 Descripción de la aplicación</text:span><text:bookmark-end text:name="__RefHeading___Toc112_2113946127"/></text:h>
      <text:p text:style-name="Text_20_body"><text:tab/><text:tab/><text:tab/><text:span text:style-name="T1">Se trata de una aplicación basada en una tienda de ropa a medida. Contará con <text:tab/><text:tab/><text:tab/>diferentes apartados en los que comprar ropa ya hecha, pudiendo seleccionar <text:tab/><text:tab/><text:tab/>la talla y, además, contará con otro apartado donde se podrá seleccionar un <text:tab/><text:tab/><text:tab/>artículo o subir una imagen de uno, seleccionar el color e introducir las <text:tab/><text:tab/><text:tab/><text:tab/>medidas necesarias para su confección a medida.</text:span></text:p>
      <text:p text:style-name="Text_20_body"><text:tab/><text:tab/></text:p>
      <text:h text:style-name="Heading_20_3" text:outline-level="3"><text:bookmark-start text:name="__RefHeading___Toc114_2113946127"/><text:tab/><text:tab/><text:span text:style-name="T1">1.2.2 Necesidades actuales</text:span><text:bookmark-end text:name="__RefHeading___Toc114_2113946127"/></text:h>
      <text:p text:style-name="Text_20_body"><text:tab/><text:tab/><text:tab/><text:span text:style-name="T1">Debido a la situación sanitaria actual, se realizan más compras por internet. <text:tab/><text:tab/><text:tab/>Es una buena oportunidad de negocio ya que actualmente, para comprar una <text:tab/><text:tab/><text:tab/>prenda de ropa a medida hay que ir varias veces a probarla a la tienda donde <text:tab/><text:tab/><text:tab/>se compra, lo que es un gasto de tiempo y dinero para el cliente, además de <text:tab/><text:tab/><text:tab/>suponer cierto peligro al tener que estar cerca del trabajador de la tienda, ya <text:tab/><text:tab/><text:tab/>que es necesario para tomar medidas y ajustar la ropa en las distintas pruebas.</text:span></text:p>
      <text:p text:style-name="Text_20_body"/>
      <text:h text:style-name="Heading_20_3" text:outline-level="3"><text:bookmark-start text:name="__RefHeading___Toc116_2113946127"/><text:tab/><text:tab/><text:span text:style-name="T3">1.2.3 Comparación con otros productos que resuelven <text:tab/><text:tab/><text:tab/><text:tab/>problemas similares</text:span><text:bookmark-end text:name="__RefHeading___Toc116_2113946127"/></text:h>
      <text:p text:style-name="Text_20_body"><text:tab/><text:tab/><text:tab/><text:span text:style-name="T3">Actualmente podemos encontrar multitud de tiendas online en las que <text:tab/><text:tab/><text:tab/><text:tab/>comprar ropa y en las que podemos ver las tallas e incluso las medidas que <text:tab/><text:tab/><text:tab/>tiene cada talla, pero no a toda la gente le queda perfecta. La diferencia de <text:tab/><text:tab/><text:tab/>esta aplicación con las demás es que en esta se podrá introducir las medidas <text:tab/><text:tab/><text:tab/>de cada cliente, las cuales quedarán almacenadas por si necesita volver a <text:tab/><text:tab/><text:tab/><text:tab/>usarlas no tener que introducirlas de nuevo.</text:span></text:p>
      <text:p text:style-name="Text_20_body"/>
      <text:h text:style-name="Heading_20_3" text:outline-level="3"><text:bookmark-start text:name="__RefHeading___Toc118_2113946127"/><text:soft-page-break/><text:tab/><text:tab/><text:span text:style-name="T3">1.2.4 Justificación de las razones por las que se llevará a <text:tab/><text:tab/><text:tab/><text:tab/>cabo este proyecto</text:span><text:bookmark-end text:name="__RefHeading___Toc118_2113946127"/></text:h>
      <text:list xml:id="list130103428137038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<text:span text:style-name="T2">Personales</text:span>: <text:span text:style-name="T4">Porque tengo conocimientos sobre como funciona una tienda de ropa a medida ya que ha sido lo que he visto desde pequeña.</text:span></text:p>
                        </text:list-item>
                        <text:list-item>
                          <text:p text:style-name="P14"><text:span text:style-name="T2">Tecnológicas</text:span>: Creo que es algo innovador y útil en estos tiempos, además de cómodo para el cliente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<text:tab/><text:tab/></text:p>
      <text:h text:style-name="Heading_20_2" text:outline-level="2"><text:bookmark-start text:name="__RefHeading___Toc120_2113946127"/><text:tab/><text:span text:style-name="T4">2. Objetivos</text:span><text:bookmark-end text:name="__RefHeading___Toc120_2113946127"/></text:h>
      <text:list xml:id="list2933230637" text:style-name="Numbering_20_123">
        <text:list-item>
          <text:p text:style-name="P15">Vender artículos de ropa ya confeccionados</text:p>
        </text:list-item>
        <text:list-item>
          <text:p text:style-name="P15">Permitir la confección a medida de artículos concretos.</text:p>
        </text:list-item>
        <text:list-item>
          <text:p text:style-name="P16"><text:span text:style-name="T4">Permitir la confección a medida de cualquier prenda de ropa deseada a partir de una imagen/dibujo.</text:span><text:tab/><text:tab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7cm" fo:margin-left="2.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1cm" fo:text-indent="-0.7cm" fo:margin-left="3.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1cm" fo:text-indent="-0.7cm" fo:margin-left="4.0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71cm" fo:text-indent="-0.7cm" fo:margin-left="4.7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71cm" fo:text-indent="-0.7cm" fo:margin-left="5.4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cm" fo:text-indent="-0.7cm" fo:margin-left="6.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7cm" fo:text-indent="-0.7cm" fo:margin-left="6.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7cm" fo:text-indent="-0.7cm" fo:margin-left="7.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1cm" fo:text-indent="-0.7cm" fo:margin-left="8.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71cm" fo:text-indent="-0.7cm" fo:margin-left="8.9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2.305cm" fo:text-indent="-0.4cm" fo:margin-left="2.30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.706cm" fo:text-indent="-0.4cm" fo:margin-left="2.70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.104cm" fo:text-indent="-0.4cm" fo:margin-left="3.10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505cm" fo:text-indent="-0.4cm" fo:margin-left="3.50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905cm" fo:text-indent="-0.4cm" fo:margin-left="3.90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306cm" fo:text-indent="-0.4cm" fo:margin-left="4.30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4.704cm" fo:text-indent="-0.4cm" fo:margin-left="4.70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105cm" fo:text-indent="-0.4cm" fo:margin-left="5.10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5.505cm" fo:text-indent="-0.4cm" fo:margin-left="5.50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5.906cm" fo:text-indent="-0.4cm" fo:margin-left="5.90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ca3c9" officeooo:paragraph-rsid="001ca3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 style:next-style-name="First_20_Page">
      <style:footer>
        <text:p text:style-name="Footer"/>
      </style:footer>
      <style:footer-left>
        <text:p text:style-name="Footer"/>
      </style:footer-left>
      <loext:footer-first>
        <text:p text:style-name="MP1"><text:page-number text:select-page="current">1</text:page-number></text:p>
      </loext:footer-first>
    </style:master-page>
    <style:master-page style:name="First_20_Page" style:display-name="First Page" style:page-layout-name="Mpm2" style:next-style-name="Standard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8T17:51:49.032000000</meta:creation-date>
    <meta:generator>LibreOffice/6.3.6.2$Windows_X86_64 LibreOffice_project/2196df99b074d8a661f4036fca8fa0cbfa33a497</meta:generator>
    <dc:date>2021-04-29T13:01:02.300000000</dc:date>
    <meta:editing-duration>PT24M30S</meta:editing-duration>
    <meta:editing-cycles>4</meta:editing-cycles>
    <meta:document-statistic meta:table-count="0" meta:image-count="0" meta:object-count="0" meta:page-count="4" meta:paragraph-count="34" meta:word-count="411" meta:character-count="2500" meta:non-whitespace-character-count="2044"/>
  </office:meta>
</office:document-meta>
</file>